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o_20_sin_20_formato">
      <style:paragraph-properties fo:text-align="justify" style:justify-single-word="false"/>
    </style:style>
    <style:style style:name="P2" style:family="paragraph" style:parent-style-name="Texto_20_sin_20_formato">
      <style:text-properties style:font-name="Arial" fo:font-size="12pt" style:font-size-asian="12pt" style:font-name-complex="Arial" style:font-size-complex="12pt"/>
    </style:style>
    <style:style style:name="P3" style:family="paragraph" style:parent-style-name="Texto_20_sin_20_formato">
      <style:paragraph-properties fo:text-align="justify" style:justify-single-word="false"/>
      <style:text-properties style:font-name="Arial" fo:font-size="12pt" style:font-size-asian="12pt" style:font-name-complex="Arial" style:font-size-complex="12pt"/>
    </style:style>
    <style:style style:name="P4" style:family="paragraph" style:parent-style-name="Standard">
      <style:text-properties style:font-name="Arial" fo:font-size="16pt" fo:font-weight="bold" style:font-size-asian="16pt" style:font-weight-asian="bold" style:font-name-complex="Arial" style:font-size-complex="16pt" style:font-weight-complex="bold"/>
    </style:style>
    <style:style style:name="P5" style:family="paragraph" style:parent-style-name="Standard">
      <style:text-properties style:font-name="Arial" fo:font-weight="bold" style:font-weight-asian="bold" style:font-name-complex="Arial"/>
    </style:style>
    <style:style style:name="P6" style:family="paragraph" style:parent-style-name="Standard">
      <style:paragraph-properties fo:text-align="justify" style:justify-single-word="false"/>
      <style:text-properties style:font-name="Arial" fo:font-size="12pt" style:font-size-asian="12pt" style:font-name-complex="Arial" style:font-size-complex="12pt"/>
    </style:style>
    <style:style style:name="P7" style:family="paragraph" style:parent-style-name="Standard">
      <style:paragraph-properties fo:text-align="justify" style:justify-single-word="false"/>
      <style:text-properties style:font-name="Arial" style:font-name-complex="Arial"/>
    </style:style>
    <style:style style:name="P8" style:family="paragraph" style:parent-style-name="Standard">
      <style:paragraph-properties fo:text-align="justify" style:justify-single-word="false"/>
      <style:text-properties style:font-name="Tahoma" fo:font-weight="bold" style:font-weight-asian="bold" style:font-name-complex="Tahoma"/>
    </style:style>
    <style:style style:name="P9" style:family="paragraph" style:parent-style-name="Standard" style:master-page-name="Standard">
      <style:paragraph-properties style:page-number="auto"/>
      <style:text-properties style:font-name="Arial" fo:font-size="16pt" fo:font-weight="bold" style:font-size-asian="16pt" style:font-weight-asian="bold" style:font-name-complex="Arial" style:font-size-complex="16pt" style:font-weight-complex="bold"/>
    </style:style>
    <style:style style:name="T1" style:family="text">
      <style:text-properties style:font-name="Arial" fo:font-size="16pt" fo:font-weight="bold" style:font-size-asian="16pt" style:font-weight-asian="bold" style:font-name-complex="Arial" style:font-size-complex="16pt" style:font-weight-complex="bold"/>
    </style:style>
    <style:style style:name="T2" style:family="text">
      <style:text-properties style:font-name="Arial" fo:font-size="12pt" style:font-size-asian="12pt" style:font-name-complex="Arial"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4">¿Condena por Bullying?</text:p>
      <text:p text:style-name="P4"/>
      <text:p text:style-name="P5"/>
      <text:p text:style-name="P5"/>
      <text:p text:style-name="P1"><text:span text:style-name="T2">Estimado señor director, junto con saludarle me dirijo a Ud. a fin de emitir una aclaración acerca de la cobertura mediática a la supuesta primera condena por "bullying" dictada por el juzgado de garantía de Punta Arenas. </text:span></text:p>
      <text:p text:style-name="P3"/>
      <text:p text:style-name="P1"><text:span text:style-name="T2">Al respecto, quisiera señalarle que lo que se ha sancionado es un delito de lesiones y no una conducta de “bullying”, <text:s/>pues sí bien es cierto, el “bullying”, es reprochado social y moralmente, éste no constituye delito, por lo que señalar que la condena dictada en contra de mi cliente fue por “bullyng”, es informar erróneamente lo establecido en el ámbito de la justicia penal.</text:span></text:p>
      <text:p text:style-name="P3"/>
      <text:p text:style-name="P1"><text:span text:style-name="T2">Lo anterior, podría llevar a la comunidad a suponer que cualquier conducta que es constitutiva de “bullying”, debe ser sancionada penalmente. Si bien existe una ley sobre acoso escolar, esta no tipifica delitos ni establece sanciones, sino que impone la obligación a los establecimientos educacionales de adoptar las medidas necesarias para evitar y prevenir estos actos. </text:span></text:p>
      <text:p text:style-name="P3"/>
      <text:p text:style-name="P1"><text:span text:style-name="T2">En Chile, los delitos están establecidos en la ley y no existe ninguna que tipifique o establezca como delitos las conductas de “bullying”. </text:span></text:p>
      <text:p text:style-name="P3"/>
      <text:p text:style-name="P1"><text:span text:style-name="T2">Esperando, que lo anterior permita aclarar a la sociedad la condena judicial dictada, le saluda atentamente a Ud.</text:span></text:p>
      <text:p text:style-name="P2"/>
      <text:p text:style-name="Texto_20_sin_20_formato"/>
      <text:p text:style-name="Texto_20_sin_20_formato"/>
      <text:p text:style-name="P2">Leonardo Humberto Vallejos Ramírez.</text:p>
      <text:p text:style-name="Texto_20_sin_20_formato"><text:span text:style-name="T2">Abogado, Defensor Penal </text:span></text:p>
      <text:p text:style-name="P6"/>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page"/>
      <style:text-properties style:use-window-font-color="true" style:font-name="Liberation Serif" fo:font-size="12pt" fo:language="es" fo:country="CL"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style:tab-stops>
          <style:tab-stop style:position="75mm" style:type="center"/>
          <style:tab-stop style:position="150mm" style:type="right"/>
        </style:tab-stops>
      </style:paragraph-properties>
    </style:style>
    <style:style style:name="Footer" style:family="paragraph" style:parent-style-name="Standard" style:class="extra">
      <style:paragraph-properties>
        <style:tab-stops>
          <style:tab-stop style:position="75mm" style:type="center"/>
          <style:tab-stop style:position="150mm" style:type="right"/>
        </style:tab-stops>
      </style:paragraph-properties>
    </style:style>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top="4.94mm" fo:margin-bottom="4.94mm" loext:contextual-spacing="false"/>
      <style:text-properties fo:language="es" fo:country="CL"/>
    </style:style>
    <style:style style:name="Texto_20_sin_20_formato" style:display-name="Texto sin formato" style:family="paragraph" style:parent-style-name="Standard">
      <style:text-properties style:font-name="Calibri" fo:font-family="Calibri" style:font-family-generic="swiss" style:font-pitch="variable" fo:font-size="11pt" fo:language="es" fo:country="CL"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0.5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spelle" style:family="text" style:parent-style-name="Fuente_20_de_20_párrafo_20_predeter."/>
    <style:style style:name="longtext1" style:family="text" style:parent-style-name="Fuente_20_de_20_párrafo_20_predeter."/>
    <style:style style:name="Strong_20_Emphasis" style:display-name="Strong Emphasis" style:family="text">
      <style:text-properties fo:font-weight="bold" style:font-weight-asian="bold" style:font-weight-complex="bold"/>
    </style:style>
    <style:style style:name="Texto_20_sin_20_formato_20_Car" style:display-name="Texto sin formato Car"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0.5p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mm" fo:text-indent="-6.35mm" fo:margin-left="76.2m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mm" fo:text-indent="-6.35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mm" fo:text-indent="-6.35mm" fo:margin-left="76.2m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mm" fo:text-indent="-6.35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page-layout style:name="Mpm1">
      <style:page-layout-properties fo:page-width="210.01mm" fo:page-height="297mm" style:num-format="1" style:print-orientation="portrait" fo:margin-top="25.01mm" fo:margin-bottom="25.01mm" fo:margin-left="25.01mm" fo:margin-right="25.01mm" style:writing-mode="lr-tb" style:layout-grid-color="#c0c0c0" style:layout-grid-lines="38" style:layout-grid-base-height="6.35mm" style:layout-grid-ruby-height="0mm" style:layout-grid-mode="none" style:layout-grid-ruby-below="false" style:layout-grid-print="false" style:layout-grid-display="false" style:layout-grid-base-width="4.23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orta absolutiroa</dc:title>
    <meta:initial-creator>Defensoria Penal Publica</meta:initial-creator>
    <meta:creation-date>2013-07-24T11:29:00</meta:creation-date>
    <dc:creator>Hector Martinez</dc:creator>
    <dc:date>2013-07-24T16:20:00</dc:date>
    <meta:print-date>2013-07-22T11:16:00</meta:print-date>
    <meta:editing-cycles>4</meta:editing-cycles>
    <meta:editing-duration>PT8M</meta:editing-duration>
    <meta:document-statistic meta:table-count="0" meta:image-count="0" meta:object-count="0" meta:page-count="1" meta:paragraph-count="8" meta:word-count="209" meta:character-count="1307" meta:non-whitespace-character-count="1101"/>
    <meta:generator>LibreOffice/5.4.5.1$Linux_X86_64 LibreOffice_project/40m0$Build-1</meta:generator>
  </office:meta>
</office:document-meta>
</file>